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64: "\\E3* Wie?&amp;* W-Was ich an meinem Handy mache?/",</text:p>
          </table:table-cell>
          <table:table-cell table:number-columns-repeated="7"/>
          <table:table-cell office:value-type="string" calcext:value-type="string">
            <text:p>Zeilennummer 164: "\\E3* What?&amp;* Wh-what am I watching on my phone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Schulaufgaben^1, ist doch klar./",</text:p>
          </table:table-cell>
          <table:table-cell table:number-columns-repeated="7"/>
          <table:table-cell office:value-type="string" calcext:value-type="string">
            <text:p>Zeilennummer 164: "\\E0* It's schoolwork^1, of cours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4* 'ne..^1. animierte Schulaufgabe..^1. und.../",</text:p>
          </table:table-cell>
          <table:table-cell table:number-columns-repeated="7"/>
          <table:table-cell office:value-type="string" calcext:value-type="string">
            <text:p>Zeilennummer 164: "\\E4* A..^1. animated schoolwork..^1. and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5* H-hey^1, Kris^1, hast du schon einen Partner?/%",</text:p>
          </table:table-cell>
          <table:table-cell table:number-columns-repeated="7"/>
          <table:table-cell office:value-type="string" calcext:value-type="string">
            <text:p>Zeilennummer 164: "\\E5* H-hey^1, Kris^1, have you chosen a partner yet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7* (Keine Sorge^1, Mew Mew.^1)&amp;* (Du bleibst IMMER MEIN Partner.)/%",</text:p>
          </table:table-cell>
          <table:table-cell table:number-columns-repeated="7"/>
          <table:table-cell office:value-type="string" calcext:value-type="string">
            <text:p>Zeilennummer 164: "\\E7* (Don't worry^1, Mew Mew.^1)&amp;* (You'll ALWAYS be MY partner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Ah^1, Kris^1.&amp;* Wieder verschlafen^1, wie ich sehe./",</text:p>
          </table:table-cell>
          <table:table-cell table:number-columns-repeated="7"/>
          <table:table-cell office:value-type="string" calcext:value-type="string">
            <text:p>Zeilennummer 164: "* Ah^1, Kris^1.&amp;* Late again^1, I se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Hmm? Du brauchst einen Partner?/",</text:p>
          </table:table-cell>
          <table:table-cell table:number-columns-repeated="7"/>
          <table:table-cell office:value-type="string" calcext:value-type="string">
            <text:p>Zeilennummer 164: "\\E0* Hmm? You need a partner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Sorry^1, ich bin schon mit der 2t schlausten Studentin zusammen./",</text:p>
          </table:table-cell>
          <table:table-cell table:number-columns-repeated="7"/>
          <table:table-cell office:value-type="string" calcext:value-type="string">
            <text:p>Zeilennummer 164: "\\E1* Sorry^1, I'm already partners with the 2nd smartest studen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Aber..^1. warte^1!&amp;* Kris^1, jetzt wo ich mal so nachdenke.../",</text:p>
          </table:table-cell>
          <table:table-cell table:number-columns-repeated="7"/>
          <table:table-cell office:value-type="string" calcext:value-type="string">
            <text:p>Zeilennummer 164: "\\E3* Though..^1. wait^1!&amp;* Kris^1, now that I think about it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4* deine Begabung sind SEHR praktikabel bei der Aufgabe!/",</text:p>
          </table:table-cell>
          <table:table-cell table:number-columns-repeated="7"/>
          <table:table-cell office:value-type="string" calcext:value-type="string">
            <text:p>Zeilennummer 164: "\\E4* Your unique skillset might help a LOT on this assignment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Pfft^1, NICHT^1!&amp;* ich will eine 1 bekommen! /%",</text:p>
          </table:table-cell>
          <table:table-cell table:number-columns-repeated="7"/>
          <table:table-cell office:value-type="string" calcext:value-type="string">
            <text:p>Zeilennummer 164: "\\E2* Pfft^1, NOT^1!&amp;* I actually want to get an \"A!\"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Frage jemand anderen^1, Kris! ich will eine 1 bekommen! /",</text:p>
          </table:table-cell>
          <table:table-cell table:number-columns-repeated="7"/>
          <table:table-cell office:value-type="string" calcext:value-type="string">
            <text:p>Zeilennummer 164: "* Ask elsewhere^1, Kris! I actually want to get an \"A!\"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Wenn du niemanden bekommst^1, frag doch deine Mutter wieder!/%",</text:p>
          </table:table-cell>
          <table:table-cell table:number-columns-repeated="7"/>
          <table:table-cell office:value-type="string" calcext:value-type="string">
            <text:p>Zeilennummer 164: "\\E2* If you can't get anyone^1, maybe your mom will be your partner again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Partn'er^1?&amp;* weiß nich'!!/",</text:p>
          </table:table-cell>
          <table:table-cell table:number-columns-repeated="7"/>
          <table:table-cell office:value-type="string" calcext:value-type="string">
            <text:p>Zeilennummer 164: "* Partn'er^1?&amp;* I hardly know 'er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a ha ha!^1!&amp;* was denkste davon !^1?&amp;* witzig^1, ne'???/",</text:p>
          </table:table-cell>
          <table:table-cell table:number-columns-repeated="7"/>
          <table:table-cell office:value-type="string" calcext:value-type="string">
            <text:p>Zeilennummer 164: "* Ha ha ha!^1!&amp;* Whaddya think of that one!^1?&amp;* Funny^1, right??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... Nein? Nun^1, ich SAG dir WAS^1, KUMPEL^1!&amp;/",</text:p>
          </table:table-cell>
          <table:table-cell table:number-columns-repeated="7"/>
          <table:table-cell office:value-type="string" calcext:value-type="string">
            <text:p>Zeilennummer 164: "* ... No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Ich HAB schon ein Partner!^1!&amp;* (Abhau)!/%",</text:p>
          </table:table-cell>
          <table:table-cell table:number-columns-repeated="7"/>
          <table:table-cell office:value-type="string" calcext:value-type="string">
            <text:p>Zeilennummer 164: "* Well^1, I got NEWS for you^1, PAL^1!&amp;* I already GOT a partner!^1!&amp;* SCRAM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Richtig^1, KRIS^1!&amp;* ich habe einen GUTEN Partner!/",</text:p>
          </table:table-cell>
          <table:table-cell table:number-columns-repeated="7"/>
          <table:table-cell office:value-type="string" calcext:value-type="string">
            <text:p>Zeilennummer 164: "* That's right^1, KRIS^1!&amp;* I got the GOOD partner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Und WIR lachen auf dem weg zur BANK!/",</text:p>
          </table:table-cell>
          <table:table-cell table:number-columns-repeated="7"/>
          <table:table-cell office:value-type="string" calcext:value-type="string">
            <text:p>Zeilennummer 164: "* And WE'RE going to be laughing all the way to the BANK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Denn ich brauche Geld^1 und ich bin SEHR witzig./%",</text:p>
          </table:table-cell>
          <table:table-cell table:number-columns-repeated="7"/>
          <table:table-cell office:value-type="string" calcext:value-type="string">
            <text:p>Zeilennummer 164: "* Because I need money^1, and I'm also VERY funny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Yo^1, Kris^1!&amp;* komm ein ander mal rechtzeitig!/",</text:p>
          </table:table-cell>
          <table:table-cell table:number-columns-repeated="7"/>
          <table:table-cell office:value-type="string" calcext:value-type="string">
            <text:p>Zeilennummer 164: "* Yo^1, Kris^1!&amp;* Show up earlier next time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Ich wurde mit Snowy Verpartnert^1, haha.../",</text:p>
          </table:table-cell>
          <table:table-cell table:number-columns-repeated="7"/>
          <table:table-cell office:value-type="string" calcext:value-type="string">
            <text:p>Zeilennummer 164: "* I ended up having to partner with Snowy^1, haha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Jetzt sagt er immer wieder \"Howdy, Partner!\" wie ein Cowboy.../%",</text:p>
          </table:table-cell>
          <table:table-cell table:number-columns-repeated="7"/>
          <table:table-cell office:value-type="string" calcext:value-type="string">
            <text:p>Zeilennummer 164: "* Now he keeps turning to me and saying \"Howdy, Partner!\" like a cowboy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Yo^1, Kris^1, hast du ein gutes Schicksal^1. Partnerlos, dass ist mir lieber^1, haha.../%",</text:p>
          </table:table-cell>
          <table:table-cell table:number-columns-repeated="7"/>
          <table:table-cell office:value-type="string" calcext:value-type="string">
            <text:p>Zeilennummer 164: "* Yo^1, Kris^1, you're lucky^1.&amp;* I'd rather be partnerless than this^1, haha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(Klick, Klick, tip, tip...)/",</text:p>
          </table:table-cell>
          <table:table-cell table:number-columns-repeated="7"/>
          <table:table-cell office:value-type="string" calcext:value-type="string">
            <text:p>Zeilennummer 164: "\\E0* (Click, click, tap, tap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... vergeben./%",</text:p>
          </table:table-cell>
          <table:table-cell table:number-columns-repeated="7"/>
          <table:table-cell office:value-type="string" calcext:value-type="string">
            <text:p>Zeilennummer 164: "\\E1* ... taken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ris^1! Du weißt Jockington und Catti^1, sind IMMER Partner!/",</text:p>
          </table:table-cell>
          <table:table-cell table:number-columns-repeated="7"/>
          <table:table-cell office:value-type="string" calcext:value-type="string">
            <text:p>Zeilennummer 164: "* Kris^1! You KNOW Jockington and Catti^1, Are ALWAYS partner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Wir sind das Ultimative Schul-Duo^1, Seid unserer 1.Turnstunde!/",</text:p>
          </table:table-cell>
          <table:table-cell table:number-columns-repeated="7"/>
          <table:table-cell office:value-type="string" calcext:value-type="string">
            <text:p>Zeilennummer 164: "* We're the ultimate academic duo^1, Ever since our first gym clas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Es war Hula-Hop Tag^1 und sie hatten keine Reifen mehr,../",</text:p>
          </table:table-cell>
          <table:table-cell table:number-columns-repeated="7"/>
          <table:table-cell office:value-type="string" calcext:value-type="string">
            <text:p>Zeilennummer 164: "* It was hula hoop day^1, and they ran out of hoops^1, for us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also wurde ich als einer verwendet^1!&amp;* Das war die Geschichte!/%",</text:p>
          </table:table-cell>
          <table:table-cell table:number-columns-repeated="7"/>
          <table:table-cell office:value-type="string" calcext:value-type="string">
            <text:p>Zeilennummer 164: "* So she used me instead^1!&amp;* That's our origin story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Wir scheinen verschieden^1, aber wir haben VIEL^1, gemeinsam!/",</text:p>
          </table:table-cell>
          <table:table-cell table:number-columns-repeated="7"/>
          <table:table-cell office:value-type="string" calcext:value-type="string">
            <text:p>Zeilennummer 164: "* We SEEM different^1, but me and Catti have a TON^1, In common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Wir lieben es zu Atmen^1 und unsere Münder aufzureissen!/%",</text:p>
          </table:table-cell>
          <table:table-cell table:number-columns-repeated="7"/>
          <table:table-cell office:value-type="string" calcext:value-type="string">
            <text:p>Zeilennummer 164: "* We both like breathing^1, and unhinging our jaws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ris^1? Worauf wartest du?&amp;* Geh schon los!/%",</text:p>
          </table:table-cell>
          <table:table-cell table:number-columns-repeated="7"/>
          <table:table-cell office:value-type="string" calcext:value-type="string">
            <text:p>Zeilennummer 164: "* Kris^1? What's the hold-up?&amp;* Go out there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eine Sorge^1, Kris!/",</text:p>
          </table:table-cell>
          <table:table-cell table:number-columns-repeated="7"/>
          <table:table-cell office:value-type="string" calcext:value-type="string">
            <text:p>Zeilennummer 164: "* Don't worry^1, Kri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4* Ich glaube Susie ist nicht ganz so schlimm^1, weißt du?/",</text:p>
          </table:table-cell>
          <table:table-cell table:number-columns-repeated="7"/>
          <table:table-cell office:value-type="string" calcext:value-type="string">
            <text:p>Zeilennummer 164: "\\E4* I've always thought Susie can't be so bad^1, you know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Alles wird gut, da bin ich mir sicher!/%",</text:p>
          </table:table-cell>
          <table:table-cell table:number-columns-repeated="7"/>
          <table:table-cell office:value-type="string" calcext:value-type="string">
            <text:p>Zeilennummer 164: "\\E0* I'm sure everything will turn out fine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Und^1, wenn du Zeit hast^1, kannst du doch Hi in meinem Namen sagen, oder...?/%",</text:p>
          </table:table-cell>
          <table:table-cell table:number-columns-repeated="7"/>
          <table:table-cell office:value-type="string" calcext:value-type="string">
            <text:p>Zeilennummer 164: "* And^1, if you have time^1, could you say hi to her for me...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Kris^1, SAGTE ich nicht es ist besser am Stundenanfang zu kommen?/",</text:p>
          </table:table-cell>
          <table:table-cell table:number-columns-repeated="7"/>
          <table:table-cell office:value-type="string" calcext:value-type="string">
            <text:p>Zeilennummer 164: "\\E3* Kris^1, didn't I SAY being late was a bad idea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Hmm^1, es ist fast so als hast du,^1 wie sagt man.../",</text:p>
          </table:table-cell>
          <table:table-cell table:number-columns-repeated="7"/>
          <table:table-cell office:value-type="string" calcext:value-type="string">
            <text:p>Zeilennummer 164: "\\E0* Hmm^1, it's almost as if you should have^1, as they say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nicht zugehoert?/%",</text:p>
          </table:table-cell>
          <table:table-cell table:number-columns-repeated="7"/>
          <table:table-cell office:value-type="string" calcext:value-type="string">
            <text:p>Zeilennummer 164: "\\E1* Listened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Ach^1, Kris^1.&amp;* ich habe versucht dir zu helfen.../%",</text:p>
          </table:table-cell>
          <table:table-cell table:number-columns-repeated="7"/>
          <table:table-cell office:value-type="string" calcext:value-type="string">
            <text:p>Zeilennummer 164: "\\E0* Alas^1, Kris^1.&amp;* I already tried to help you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Yo^1! Kris^1! Tut mir leid^1!&amp;* ich hab mir zu schnell einen Partner ausgesucht.../",</text:p>
          </table:table-cell>
          <table:table-cell table:number-columns-repeated="7"/>
          <table:table-cell office:value-type="string" calcext:value-type="string">
            <text:p>Zeilennummer 164: "* Yo^1! Kris^1! I'm sorry^1!&amp;* If I had just waited to be your partner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Du brauchst nicht IHR Partner zu sein^1!&amp;* Sie wird dich klein Hacken!^1/",</text:p>
          </table:table-cell>
          <table:table-cell table:number-columns-repeated="7"/>
          <table:table-cell office:value-type="string" calcext:value-type="string">
            <text:p>Zeilennummer 164: "* You wouldn't have to be HERS^1!&amp;* She's gonna pound you to pieces^1, Kri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Und dich dann zurecht treten!/%",</text:p>
          </table:table-cell>
          <table:table-cell table:number-columns-repeated="7"/>
          <table:table-cell office:value-type="string" calcext:value-type="string">
            <text:p>Zeilennummer 164: "* And then kick the butts of all those little pieces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Kris^1, renn einfach und schau nur nach vorne!/%",</text:p>
          </table:table-cell>
          <table:table-cell table:number-columns-repeated="7"/>
          <table:table-cell office:value-type="string" calcext:value-type="string">
            <text:p>Zeilennummer 164: "\\E0* Kris^1, just keep running and don't look back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ris^1, hör im nich' zu^1.&amp;* Es ist nich so schlecht./",</text:p>
          </table:table-cell>
          <table:table-cell table:number-columns-repeated="7"/>
          <table:table-cell office:value-type="string" calcext:value-type="string">
            <text:p>Zeilennummer 164: "* Kris^1, don't listen to 'em^1.&amp;* It's not that bad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Du wirst Susis Haue wahrscheinlich durchstehen./",</text:p>
          </table:table-cell>
          <table:table-cell table:number-columns-repeated="7"/>
          <table:table-cell office:value-type="string" calcext:value-type="string">
            <text:p>Zeilennummer 164: "* You'll PROBABLY survive Susie beating you up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Du wirst eher versagen wenn sie NICHT mithilft!!!/",</text:p>
          </table:table-cell>
          <table:table-cell table:number-columns-repeated="7"/>
          <table:table-cell office:value-type="string" calcext:value-type="string">
            <text:p>Zeilennummer 164: "* You're just gonna fail when she doesn't do ANY of your project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Es ist wie wir immer sagen^1, Kris..^1.&amp;* triffst du Sie, verlierst du!!!/",</text:p>
          </table:table-cell>
          <table:table-cell table:number-columns-repeated="7"/>
          <table:table-cell office:value-type="string" calcext:value-type="string">
            <text:p>Zeilennummer 164: "* It's like we always say^1, Kris..^1.&amp;* You SUZ, you LOSE!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... uhhh^1, das ist nicht sehr beruhigend, huh?/%",</text:p>
          </table:table-cell>
          <table:table-cell table:number-columns-repeated="7"/>
          <table:table-cell office:value-type="string" calcext:value-type="string">
            <text:p>Zeilennummer 164: "* ... uhhh^1, that's not very reassuring, huh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Hey Kris^1, wenn du stirbst...^1, bekomme ich dann die CDs deines Bruders?/%",</text:p>
          </table:table-cell>
          <table:table-cell table:number-columns-repeated="7"/>
          <table:table-cell office:value-type="string" calcext:value-type="string">
            <text:p>Zeilennummer 164: "\\E0* Hey Kris^1, if you die^1, can I have your brother's CDs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(klick, klick, tap, tap...)/",</text:p>
          </table:table-cell>
          <table:table-cell table:number-columns-repeated="7"/>
          <table:table-cell office:value-type="string" calcext:value-type="string">
            <text:p>Zeilennummer 164: "\\E0* (Click, click, tap, tap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... stirb nicht./%",</text:p>
          </table:table-cell>
          <table:table-cell table:number-columns-repeated="7"/>
          <table:table-cell office:value-type="string" calcext:value-type="string">
            <text:p>Zeilennummer 164: "\\E2* ... don't di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Kris^1, da ich keine Arme habe.../",</text:p>
          </table:table-cell>
          <table:table-cell table:number-columns-repeated="7"/>
          <table:table-cell office:value-type="string" calcext:value-type="string">
            <text:p>Zeilennummer 164: "\\E0* Kris^1, if I had arms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Kann ich diesen coolen Hut nicht in Erinnerung an dich ausziehen./%",</text:p>
          </table:table-cell>
          <table:table-cell table:number-columns-repeated="7"/>
          <table:table-cell office:value-type="string" calcext:value-type="string">
            <text:p>Zeilennummer 164: "\\E2* I would take off this cool hat in rememberance of you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o ho ho... wenn das nicht meine zwei Lieblingshelden sind./",</text:p>
          </table:table-cell>
          <table:table-cell table:number-columns-repeated="7"/>
          <table:table-cell office:value-type="string" calcext:value-type="string">
            <text:p>Zeilennummer 164: "* Ho ho ho... if it isn't my two favorite peopl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Hehe reingelegt!&amp;* Ihr seid nicht mal in meiner Top 5!!/",</text:p>
          </table:table-cell>
          <table:table-cell table:number-columns-repeated="7"/>
          <table:table-cell office:value-type="string" calcext:value-type="string">
            <text:p>Zeilennummer 164: "\\E1* Psyche!&amp;* You guys aren't even in my top five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Lancer^1!&amp;* Wo ist Susie?/",</text:p>
          </table:table-cell>
          <table:table-cell table:number-columns-repeated="7"/>
          <table:table-cell office:value-type="string" calcext:value-type="string">
            <text:p>Zeilennummer 164: "* Lancer^1!&amp;* Where's Susie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Meinst du die Lilane ...^1?&amp;* Ho ho ho.../",</text:p>
          </table:table-cell>
          <table:table-cell table:number-columns-repeated="7"/>
          <table:table-cell office:value-type="string" calcext:value-type="string">
            <text:p>Zeilennummer 164: "\\E3* You mean the purple girl...^1?&amp;* Ho ho ho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Ihr Idioten^1!&amp;* Ihr kommt zum falschen Zeitpunkt...!/",</text:p>
          </table:table-cell>
          <table:table-cell table:number-columns-repeated="7"/>
          <table:table-cell office:value-type="string" calcext:value-type="string">
            <text:p>Zeilennummer 164: "\\E1* You fools^1!&amp;* You're too late to stop me...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Was hast du getan?/",</text:p>
          </table:table-cell>
          <table:table-cell table:number-columns-repeated="7"/>
          <table:table-cell office:value-type="string" calcext:value-type="string">
            <text:p>Zeilennummer 164: "* What did you do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Hahaha.. Es war so einfach!/",</text:p>
          </table:table-cell>
          <table:table-cell table:number-columns-repeated="7"/>
          <table:table-cell office:value-type="string" calcext:value-type="string">
            <text:p>Zeilennummer 164: "\\E1* Hahaha.. It was SO simple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Sie hat mich besiegt, und ich bin davon gerannt...!/",</text:p>
          </table:table-cell>
          <table:table-cell table:number-columns-repeated="7"/>
          <table:table-cell office:value-type="string" calcext:value-type="string">
            <text:p>Zeilennummer 164: "\\E3* She beat me up, so I ran away...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Das ist ein bisschen miserabel von dir.../%",</text:p>
          </table:table-cell>
          <table:table-cell table:number-columns-repeated="7"/>
          <table:table-cell office:value-type="string" calcext:value-type="string">
            <text:p>Zeilennummer 164: "* That's a bit anticlimatic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Also^1, willst du hier nur rumstehen?/",</text:p>
          </table:table-cell>
          <table:table-cell table:number-columns-repeated="7"/>
          <table:table-cell office:value-type="string" calcext:value-type="string">
            <text:p>Zeilennummer 164: "* So^1, are you just going to stand there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8* Ich dachte eigentlich du rennst weg oder so.../",</text:p>
          </table:table-cell>
          <table:table-cell table:number-columns-repeated="7"/>
          <table:table-cell office:value-type="string" calcext:value-type="string">
            <text:p>Zeilennummer 164: "\\E8* I thought you would at least run to the right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Warum!? Die Lilane ist doch noch dort!/%",</text:p>
          </table:table-cell>
          <table:table-cell table:number-columns-repeated="7"/>
          <table:table-cell office:value-type="string" calcext:value-type="string">
            <text:p>Zeilennummer 164: "* Why!? The purple girl's over there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Oh^1, ihr seid wieder da./",</text:p>
          </table:table-cell>
          <table:table-cell table:number-columns-repeated="7"/>
          <table:table-cell office:value-type="string" calcext:value-type="string">
            <text:p>Zeilennummer 164: "\\E0* Oh^1, you came back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Wenn wir Hallo sagen^1, kommen wir durch ohne verhaut zu werden?/",</text:p>
          </table:table-cell>
          <table:table-cell table:number-columns-repeated="7"/>
          <table:table-cell office:value-type="string" calcext:value-type="string">
            <text:p>Zeilennummer 164: "* If we say hi^1, will your troops NOT thrash us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Ralsei^1, Ralsei^1, Ralsei^1.../",</text:p>
          </table:table-cell>
          <table:table-cell table:number-columns-repeated="7"/>
          <table:table-cell office:value-type="string" calcext:value-type="string">
            <text:p>Zeilennummer 164: "\\E3* Ralsei^1, Ralsei^1, Ralsei^1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Nur so funktioniert unsere Beziehung./",</text:p>
          </table:table-cell>
          <table:table-cell table:number-columns-repeated="7"/>
          <table:table-cell office:value-type="string" calcext:value-type="string">
            <text:p>Zeilennummer 164: "\\E1* The thrashing is what makes our relationship work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Welche Beziehung!?/%",</text:p>
          </table:table-cell>
          <table:table-cell table:number-columns-repeated="7"/>
          <table:table-cell office:value-type="string" calcext:value-type="string">
            <text:p>Zeilennummer 164: "* What relationship!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Es sollte einfach sein^1, Kris!/",</text:p>
          </table:table-cell>
          <table:table-cell table:number-columns-repeated="7"/>
          <table:table-cell office:value-type="string" calcext:value-type="string">
            <text:p>Zeilennummer 164: "* It should be simple^1, Kri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Oder du kannst einfach^1, deine Hände benutzen./%",</text:p>
          </table:table-cell>
          <table:table-cell table:number-columns-repeated="7"/>
          <table:table-cell office:value-type="string" calcext:value-type="string">
            <text:p>Zeilennummer 164: "* Or you can^1, y'know^1, just use your hands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Schau MICH nicht so an^1, Kris^1. Puzzles sind dein Job./",</text:p>
          </table:table-cell>
          <table:table-cell table:number-columns-repeated="7"/>
          <table:table-cell office:value-type="string" calcext:value-type="string">
            <text:p>Zeilennummer 164: "* Don't look at ME^1, Kris^1. Puzzles are YOUR job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... Genauso wie alles andere was ich nicht kann./%",</text:p>
          </table:table-cell>
          <table:table-cell table:number-columns-repeated="7"/>
          <table:table-cell office:value-type="string" calcext:value-type="string">
            <text:p>Zeilennummer 164: "\\E2* ... Along with everything else I don't wanna do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Bewege die Kisten auf die Schalter mit [~1]!/",</text:p>
          </table:table-cell>
          <table:table-cell table:number-columns-repeated="7"/>
          <table:table-cell office:value-type="string" calcext:value-type="string">
            <text:p>Zeilennummer 164: "* Press the boxes onto the switches with ~1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(Warte^1, Wer ist [~1]?)/%",</text:p>
          </table:table-cell>
          <table:table-cell table:number-columns-repeated="7"/>
          <table:table-cell office:value-type="string" calcext:value-type="string">
            <text:p>Zeilennummer 164: "* (Wait^1, who the hell&amp;is ~1?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Bewege die Kisten auf die Schalter mit [~1]!/",</text:p>
          </table:table-cell>
          <table:table-cell table:number-columns-repeated="7"/>
          <table:table-cell office:value-type="string" calcext:value-type="string">
            <text:p>Zeilennummer 164: "* Press the boxes onto the switches with ~1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Wenn ich hungrig bin^1, senkt sich meine Kraft.../",</text:p>
          </table:table-cell>
          <table:table-cell table:number-columns-repeated="7"/>
          <table:table-cell office:value-type="string" calcext:value-type="string">
            <text:p>Zeilennummer 164: "* My power's lowered by my hunger right now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Esse ich dann allerdings^1, Heheheheh.../",</text:p>
          </table:table-cell>
          <table:table-cell table:number-columns-repeated="7"/>
          <table:table-cell office:value-type="string" calcext:value-type="string">
            <text:p>Zeilennummer 164: "\\E1* But once I eat something..^1. Heheheheh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sollt ihr mich WIRKLICH nicht rausforden./",</text:p>
          </table:table-cell>
          <table:table-cell table:number-columns-repeated="7"/>
          <table:table-cell office:value-type="string" calcext:value-type="string">
            <text:p>Zeilennummer 164: "\\E2* You really shouldn't of pissed me off^1, man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ühm \"solltET.\" und \"HErausforden.\"/",</text:p>
          </table:table-cell>
          <table:table-cell table:number-columns-repeated="7"/>
          <table:table-cell office:value-type="string" calcext:value-type="string">
            <text:p>Zeilennummer 164: "* It's \"shouldn't have.\"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Klappe^1, du niedlicher Eierkorb!/",</text:p>
          </table:table-cell>
          <table:table-cell table:number-columns-repeated="7"/>
          <table:table-cell office:value-type="string" calcext:value-type="string">
            <text:p>Zeilennummer 164: "\\E1* Silence^1, you sweet basket of egg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Unsere Dunkleenergie herscht auch über Gramatik !/",</text:p>
          </table:table-cell>
          <table:table-cell table:number-columns-repeated="7"/>
          <table:table-cell office:value-type="string" calcext:value-type="string">
            <text:p>Zeilennummer 164: "\\E2* Our dark energy bends the rules of grammar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eheh^1, yeah^1, Eierjunge!/%",</text:p>
          </table:table-cell>
          <table:table-cell table:number-columns-repeated="7"/>
          <table:table-cell office:value-type="string" calcext:value-type="string">
            <text:p>Zeilennummer 164: "* Heheh^1, yeah^1, eggboy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Nun^1? Hatte jeder genug?/",</text:p>
          </table:table-cell>
          <table:table-cell table:number-columns-repeated="7"/>
          <table:table-cell office:value-type="string" calcext:value-type="string">
            <text:p>Zeilennummer 164: "* Well^1? Has everybody had enough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laro./%",</text:p>
          </table:table-cell>
          <table:table-cell table:number-columns-repeated="7"/>
          <table:table-cell office:value-type="string" calcext:value-type="string">
            <text:p>Zeilennummer 164: "* Constantly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ier kommt der Bart hin.../",</text:p>
          </table:table-cell>
          <table:table-cell table:number-columns-repeated="7"/>
          <table:table-cell office:value-type="string" calcext:value-type="string">
            <text:p>Zeilennummer 164: "* Then add a mustache over there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ee hee^1, so?/",</text:p>
          </table:table-cell>
          <table:table-cell table:number-columns-repeated="7"/>
          <table:table-cell office:value-type="string" calcext:value-type="string">
            <text:p>Zeilennummer 164: "* Hee hee^1, like this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aha^1! Yeah^1! Das ist perfekt!!!/",</text:p>
          </table:table-cell>
          <table:table-cell table:number-columns-repeated="7"/>
          <table:table-cell office:value-type="string" calcext:value-type="string">
            <text:p>Zeilennummer 164: "* Haha^1! Yeah^1! That's perfect!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Wie kommt euer Plan voran^1, ihr zwei?/",</text:p>
          </table:table-cell>
          <table:table-cell table:number-columns-repeated="7"/>
          <table:table-cell office:value-type="string" calcext:value-type="string">
            <text:p>Zeilennummer 164: "* How's the scheming coming along^1, you two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ey^1, nicht SCHAUEN^1! Spoilers^1, kommt schon!/%",</text:p>
          </table:table-cell>
          <table:table-cell table:number-columns-repeated="7"/>
          <table:table-cell office:value-type="string" calcext:value-type="string">
            <text:p>Zeilennummer 164: "* Hey^1, don't LOOK^1! Spoilers^1, dude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ey Kris^1, Lancer hat mir geholfen^1,/",</text:p>
          </table:table-cell>
          <table:table-cell table:number-columns-repeated="7"/>
          <table:table-cell office:value-type="string" calcext:value-type="string">
            <text:p>Zeilennummer 164: "* Hey Kris^1, Lancer's gonna like^1,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mein Outfit so umzugestalten.../",</text:p>
          </table:table-cell>
          <table:table-cell table:number-columns-repeated="7"/>
          <table:table-cell office:value-type="string" calcext:value-type="string">
            <text:p>Zeilennummer 164: "* Help me rip up my outfit so it looks all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Damit ich noch gemeiner und so aussehe./",</text:p>
          </table:table-cell>
          <table:table-cell table:number-columns-repeated="7"/>
          <table:table-cell office:value-type="string" calcext:value-type="string">
            <text:p>Zeilennummer 164: "\\E2* Badass and renegade and stuff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Ja^1! ich besitze nette Schmuckstucke!/",</text:p>
          </table:table-cell>
          <table:table-cell table:number-columns-repeated="7"/>
          <table:table-cell office:value-type="string" calcext:value-type="string">
            <text:p>Zeilennummer 164: "* Yes^1! I have some wavy scissor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Ich sag nur^1, wenn du dich UNS anschließt^1, gibt er dir auch was./",</text:p>
          </table:table-cell>
          <table:table-cell table:number-columns-repeated="7"/>
          <table:table-cell office:value-type="string" calcext:value-type="string">
            <text:p>Zeilennummer 164: "* Just sayin'^1, if you join OUR side he can do yours too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ris^1, wenn du^1, bei mir bleibst.../",</text:p>
          </table:table-cell>
          <table:table-cell table:number-columns-repeated="7"/>
          <table:table-cell office:value-type="string" calcext:value-type="string">
            <text:p>Zeilennummer 164: "* Kris^1, if you, stay on my side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packe <text:s/>ich..^1. ühm^1, Blümchen in deiner Kleidung./",</text:p>
          </table:table-cell>
          <table:table-cell table:number-columns-repeated="7"/>
          <table:table-cell office:value-type="string" calcext:value-type="string">
            <text:p>Zeilennummer 164: "* I can..^1. um^1, hem some floral patterns into your asco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Ooo^1, kannst du es bei mir auch machen?/",</text:p>
          </table:table-cell>
          <table:table-cell table:number-columns-repeated="7"/>
          <table:table-cell office:value-type="string" calcext:value-type="string">
            <text:p>Zeilennummer 164: "* Ooo^1, can you hem some into me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Nein...?/%",</text:p>
          </table:table-cell>
          <table:table-cell table:number-columns-repeated="7"/>
          <table:table-cell office:value-type="string" calcext:value-type="string">
            <text:p>Zeilennummer 164: "* No...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Nun nun nun..^1. Schaut wer da ist./",</text:p>
          </table:table-cell>
          <table:table-cell table:number-columns-repeated="7"/>
          <table:table-cell office:value-type="string" calcext:value-type="string">
            <text:p>Zeilennummer 164: "* Well well well..^1. Look who it i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Die niedlichen Erbsen^1. Nett euch zusehen/",</text:p>
          </table:table-cell>
          <table:table-cell table:number-columns-repeated="7"/>
          <table:table-cell office:value-type="string" calcext:value-type="string">
            <text:p>Zeilennummer 164: "* The Sweet Little Peas We Love To Se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ey^1! Pass auf deine Wortwahl auf!/",</text:p>
          </table:table-cell>
          <table:table-cell table:number-columns-repeated="7"/>
          <table:table-cell office:value-type="string" calcext:value-type="string">
            <text:p>Zeilennummer 164: "* Hey^1! Watch your language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Oh^1, Entschuldigung.../",</text:p>
          </table:table-cell>
          <table:table-cell table:number-columns-repeated="7"/>
          <table:table-cell office:value-type="string" calcext:value-type="string">
            <text:p>Zeilennummer 164: "* Oh^1, sorry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Susie hilft mir^1, mehr zu fluchen./%",</text:p>
          </table:table-cell>
          <table:table-cell table:number-columns-repeated="7"/>
          <table:table-cell office:value-type="string" calcext:value-type="string">
            <text:p>Zeilennummer 164: "\\E3* Susie's trying to get me to swear mor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OK^1, wie sollen wir den Donut aufteilen?/",</text:p>
          </table:table-cell>
          <table:table-cell table:number-columns-repeated="7"/>
          <table:table-cell office:value-type="string" calcext:value-type="string">
            <text:p>Zeilennummer 164: "* Alright^1, so how should we split this jelly donu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Ich nehm das Blut^1 und du die Haut!/",</text:p>
          </table:table-cell>
          <table:table-cell table:number-columns-repeated="7"/>
          <table:table-cell office:value-type="string" calcext:value-type="string">
            <text:p>Zeilennummer 164: "* I'll take the blood^1, and you take the skin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Wenn ich fragen darf^1, wie hilft ein Donut bei eurem Plan?/",</text:p>
          </table:table-cell>
          <table:table-cell table:number-columns-repeated="7"/>
          <table:table-cell office:value-type="string" calcext:value-type="string">
            <text:p>Zeilennummer 164: "* If I may ask^1, how does a donut fit into your plan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Ein Echter Plan braucht einen süßen Kern./",</text:p>
          </table:table-cell>
          <table:table-cell table:number-columns-repeated="7"/>
          <table:table-cell office:value-type="string" calcext:value-type="string">
            <text:p>Zeilennummer 164: "* All real plans allocate for delicious treat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lingt^1, als brauchst du nachhilfe beim Planen^1, Dr. Zahnpaste./",</text:p>
          </table:table-cell>
          <table:table-cell table:number-columns-repeated="7"/>
          <table:table-cell office:value-type="string" calcext:value-type="string">
            <text:p>Zeilennummer 164: "* Sounds like you need to go to Plan School^1, Dr. Toothpast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oho^1! Ja^1! Hohl dir einen neuen Doktor Titel^1, du schlaues Genie!/",</text:p>
          </table:table-cell>
          <table:table-cell table:number-columns-repeated="7"/>
          <table:table-cell office:value-type="string" calcext:value-type="string">
            <text:p>Zeilennummer 164: "* Hoho^1! Yes^1! Earn a second doctorate^1, Smart Geniu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(Macht man sich grade über mich lustig...???)/%",</text:p>
          </table:table-cell>
          <table:table-cell table:number-columns-repeated="7"/>
          <table:table-cell office:value-type="string" calcext:value-type="string">
            <text:p>Zeilennummer 164: "* (Am I being made fun of...???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ey^1, wollen wir ihn uns^1, uh^1, teilen?/",</text:p>
          </table:table-cell>
          <table:table-cell table:number-columns-repeated="7"/>
          <table:table-cell office:value-type="string" calcext:value-type="string">
            <text:p>Zeilennummer 164: "* Hey^1, how about we just^1, uh^1, split it in half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Ja!!^1! Ein wunderbar gemeiner Plan!!!/",</text:p>
          </table:table-cell>
          <table:table-cell table:number-columns-repeated="7"/>
          <table:table-cell office:value-type="string" calcext:value-type="string">
            <text:p>Zeilennummer 164: "* Yes!!^1! A wonderfully evil new idea!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Innovation ist die Spitze des Eisberges!/%",</text:p>
          </table:table-cell>
          <table:table-cell table:number-columns-repeated="7"/>
          <table:table-cell office:value-type="string" calcext:value-type="string">
            <text:p>Zeilennummer 164: "\\E3* Innovation is the spice of vice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Also wo gehen wir jetzt hin???/",</text:p>
          </table:table-cell>
          <table:table-cell table:number-columns-repeated="7"/>
          <table:table-cell office:value-type="string" calcext:value-type="string">
            <text:p>Zeilennummer 164: "* So which way are we going next??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Wir..^1. sind dir bloß gefolgt./",</text:p>
          </table:table-cell>
          <table:table-cell table:number-columns-repeated="7"/>
          <table:table-cell office:value-type="string" calcext:value-type="string">
            <text:p>Zeilennummer 164: "* We..^1. were following you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Oh..^1. warum^1? ich weiß doch nicht wo wir langgehen!/",</text:p>
          </table:table-cell>
          <table:table-cell table:number-columns-repeated="7"/>
          <table:table-cell office:value-type="string" calcext:value-type="string">
            <text:p>Zeilennummer 164: "* Oh..^1. why^1? I have no idea where I'm going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(... Kris^1, es ist glaube ich besser^1, wenn wir Lancer NICHT folgen ???)/%",</text:p>
          </table:table-cell>
          <table:table-cell table:number-columns-repeated="7"/>
          <table:table-cell office:value-type="string" calcext:value-type="string">
            <text:p>Zeilennummer 164: "* (... Kris^1, let's just go wherever Lancer..^1. DOESN'T go???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Ich bin euch nur falschrum gefolgt./",</text:p>
          </table:table-cell>
          <table:table-cell table:number-columns-repeated="7"/>
          <table:table-cell office:value-type="string" calcext:value-type="string">
            <text:p>Zeilennummer 164: "* I was just following you in revers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Ich weiß..^1. nicht genau^1, was dass bedeutet^1, aber OK./%",</text:p>
          </table:table-cell>
          <table:table-cell table:number-columns-repeated="7"/>
          <table:table-cell office:value-type="string" calcext:value-type="string">
            <text:p>Zeilennummer 164: "* I'm..^1. not certain what that means^1, but OK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ahaha^1, wieder da!?/",</text:p>
          </table:table-cell>
          <table:table-cell table:number-columns-repeated="7"/>
          <table:table-cell office:value-type="string" calcext:value-type="string">
            <text:p>Zeilennummer 164: "* Hahaha^1, come back for seconds!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(KRIS^1, NICHT FOLGEN!!! ühm^1, bitte folge ihn nicht^1, OK?)/%",</text:p>
          </table:table-cell>
          <table:table-cell table:number-columns-repeated="7"/>
          <table:table-cell office:value-type="string" calcext:value-type="string">
            <text:p>Zeilennummer 164: "* (Kris^1, let's NOT follow Lancer^1, OK?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Verdammt^1, ich war mir SICHER^1, dass er hier lang ging.../",</text:p>
          </table:table-cell>
          <table:table-cell table:number-columns-repeated="7"/>
          <table:table-cell office:value-type="string" calcext:value-type="string">
            <text:p>Zeilennummer 164: "* Damn^1, I was SURE he went this way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Versuchst du immer noch Lancer zufinden...?/",</text:p>
          </table:table-cell>
          <table:table-cell table:number-columns-repeated="7"/>
          <table:table-cell office:value-type="string" calcext:value-type="string">
            <text:p>Zeilennummer 164: "* Still trying to save Lancer from being lost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Aufkeinenfall^1, er kann sich selbst retten./",</text:p>
          </table:table-cell>
          <table:table-cell table:number-columns-repeated="7"/>
          <table:table-cell office:value-type="string" calcext:value-type="string">
            <text:p>Zeilennummer 164: "* No way^1, he can save his own damn self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6* Aber^1, uh^1, sag mir wenn du ihn siehst.../",</text:p>
          </table:table-cell>
          <table:table-cell table:number-columns-repeated="7"/>
          <table:table-cell office:value-type="string" calcext:value-type="string">
            <text:p>Zeilennummer 164: "\\E6* But^1, uh^1, tell me if you see him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(Kris^1, wir folgen den Beiden lieber NICHT...)/",</text:p>
          </table:table-cell>
          <table:table-cell table:number-columns-repeated="7"/>
          <table:table-cell office:value-type="string" calcext:value-type="string">
            <text:p>Zeilennummer 164: "* (Kris^1, let's just go where Susie and Lancer DON'T go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6* (Wir helfen denen^1, nachdem wir entkommen sind!)/%",</text:p>
          </table:table-cell>
          <table:table-cell table:number-columns-repeated="7"/>
          <table:table-cell office:value-type="string" calcext:value-type="string">
            <text:p>Zeilennummer 164: "\\E6* (We can figure out how to help them after we get through!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Wo schaust du hin?/%",</text:p>
          </table:table-cell>
          <table:table-cell table:number-columns-repeated="7"/>
          <table:table-cell office:value-type="string" calcext:value-type="string">
            <text:p>Zeilennummer 164: "* What are you looking at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Ging er nicht hier lang...?/",</text:p>
          </table:table-cell>
          <table:table-cell table:number-columns-repeated="7"/>
          <table:table-cell office:value-type="string" calcext:value-type="string">
            <text:p>Zeilennummer 164: "* Didn't he just go this way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(Kris^1, lass uns die beiden NICHT FOLGEN^1, OK?)/%",</text:p>
          </table:table-cell>
          <table:table-cell table:number-columns-repeated="7"/>
          <table:table-cell office:value-type="string" calcext:value-type="string">
            <text:p>Zeilennummer 164: "* (Kris^1, let's NOT follow Lancer and Susie^1, OK?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ris^1, es scheint^1, als ist die Situation aussichtslos^1, aber.../",</text:p>
          </table:table-cell>
          <table:table-cell table:number-columns-repeated="7"/>
          <table:table-cell office:value-type="string" calcext:value-type="string">
            <text:p>Zeilennummer 164: "* Kris^1, this might seem like a bad situation^1, but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6* Ich weiß^1, dass du was findest!/%",</text:p>
          </table:table-cell>
          <table:table-cell table:number-columns-repeated="7"/>
          <table:table-cell office:value-type="string" calcext:value-type="string">
            <text:p>Zeilennummer 164: "\\E6* I know you can figure something out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ris^1, warum schaust du dich nicht etwas um?/%",</text:p>
          </table:table-cell>
          <table:table-cell table:number-columns-repeated="7"/>
          <table:table-cell office:value-type="string" calcext:value-type="string">
            <text:p>Zeilennummer 164: "* Kris^1, why don't you look around some more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Also^1, Kris^1, was hast du gefunden...!?/",</text:p>
          </table:table-cell>
          <table:table-cell table:number-columns-repeated="7"/>
          <table:table-cell office:value-type="string" calcext:value-type="string">
            <text:p>Zeilennummer 164: "* So^1, Kris^1, what did you find...!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.../%",</text:p>
          </table:table-cell>
          <table:table-cell table:number-columns-repeated="7"/>
          <table:table-cell office:value-type="string" calcext:value-type="string">
            <text:p>Zeilennummer 164: "\\E1* 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... was hast du da um den Mund?/",</text:p>
          </table:table-cell>
          <table:table-cell table:number-columns-repeated="7"/>
          <table:table-cell office:value-type="string" calcext:value-type="string">
            <text:p>Zeilennummer 164: "\\E1* ... what's all that green stuff around your mouth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... 2 Minuten hier und du isst schon Moos./",</text:p>
          </table:table-cell>
          <table:table-cell table:number-columns-repeated="7"/>
          <table:table-cell office:value-type="string" calcext:value-type="string">
            <text:p>Zeilennummer 164: "* ... 2 minutes in jail and you've already resorted to eating mos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6* Ühm, du bist ein echter..^1. Rebell^1, Kris^1!/",</text:p>
          </table:table-cell>
          <table:table-cell table:number-columns-repeated="7"/>
          <table:table-cell office:value-type="string" calcext:value-type="string">
            <text:p>Zeilennummer 164: "\\E6* Umm, you're a real..^1. go-getter^1, Kris^1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.../%",</text:p>
          </table:table-cell>
          <table:table-cell table:number-columns-repeated="7"/>
          <table:table-cell office:value-type="string" calcext:value-type="string">
            <text:p>Zeilennummer 164: "\\E1* 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6* Oh..^1. Kris..^1. Du^1, um.../",</text:p>
          </table:table-cell>
          <table:table-cell table:number-columns-repeated="7"/>
          <table:table-cell office:value-type="string" calcext:value-type="string">
            <text:p>Zeilennummer 164: "\\E6* Oh..^1. Kris..^1. You^1, um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... hast dich in Ketten gelegt./",</text:p>
          </table:table-cell>
          <table:table-cell table:number-columns-repeated="7"/>
          <table:table-cell office:value-type="string" calcext:value-type="string">
            <text:p>Zeilennummer 164: "\\E1* ... you managed to put on shackle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8* Die..^1. Die stehen dir wirklich!/",</text:p>
          </table:table-cell>
          <table:table-cell table:number-columns-repeated="7"/>
          <table:table-cell office:value-type="string" calcext:value-type="string">
            <text:p>Zeilennummer 164: "\\E8* They..^1. They look really nice on you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6* Ühm^1, sehr^1, kittchenreif^1! Hihi!/",</text:p>
          </table:table-cell>
          <table:table-cell table:number-columns-repeated="7"/>
          <table:table-cell office:value-type="string" calcext:value-type="string">
            <text:p>Zeilennummer 164: "\\E6* Um^1, very^1, prisoner-for-life^1! Haha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.../%",</text:p>
          </table:table-cell>
          <table:table-cell table:number-columns-repeated="7"/>
          <table:table-cell office:value-type="string" calcext:value-type="string">
            <text:p>Zeilennummer 164: "* 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... was hast du da um den Mund?/",</text:p>
          </table:table-cell>
          <table:table-cell table:number-columns-repeated="7"/>
          <table:table-cell office:value-type="string" calcext:value-type="string">
            <text:p>Zeilennummer 164: "\\E1* ... what's all that green stuff around your mouth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6* ... 2 Minuten hier und du isst schon Moos./",</text:p>
          </table:table-cell>
          <table:table-cell table:number-columns-repeated="7"/>
          <table:table-cell office:value-type="string" calcext:value-type="string">
            <text:p>Zeilennummer 164: "\\E6* ... 2 minutes in jail and you've already started eating mos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Du hast dich sogar in Ketten gelegt^1, so^1, um.../",</text:p>
          </table:table-cell>
          <table:table-cell table:number-columns-repeated="7"/>
          <table:table-cell office:value-type="string" calcext:value-type="string">
            <text:p>Zeilennummer 164: "\\E1* You even put on prison shackles^1, so^1, um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6* siehst du wirklich Kittchenreif aus^1! Hihi!/",</text:p>
          </table:table-cell>
          <table:table-cell table:number-columns-repeated="7"/>
          <table:table-cell office:value-type="string" calcext:value-type="string">
            <text:p>Zeilennummer 164: "\\E6* You look like a prisoner for life^1! Haha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.../%",</text:p>
          </table:table-cell>
          <table:table-cell table:number-columns-repeated="7"/>
          <table:table-cell office:value-type="string" calcext:value-type="string">
            <text:p>Zeilennummer 164: "\\E1* 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ris...^1? Susie...^1? Ihr seid wieder da...?/",</text:p>
          </table:table-cell>
          <table:table-cell table:number-columns-repeated="7"/>
          <table:table-cell office:value-type="string" calcext:value-type="string">
            <text:p>Zeilennummer 164: "* Kris...^1? Susie...^1? You came back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Ühmm^1, nun.../",</text:p>
          </table:table-cell>
          <table:table-cell table:number-columns-repeated="7"/>
          <table:table-cell office:value-type="string" calcext:value-type="string">
            <text:p>Zeilennummer 164: "* Ummm^1, well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Kris wollte nur aufwiedersehen sagen^1, weißte .../",</text:p>
          </table:table-cell>
          <table:table-cell table:number-columns-repeated="7"/>
          <table:table-cell office:value-type="string" calcext:value-type="string">
            <text:p>Zeilennummer 164: "\\E3* Kris just wanted to say bye^1, y'know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Oh!!^1! Eigentlich.../",</text:p>
          </table:table-cell>
          <table:table-cell table:number-columns-repeated="7"/>
          <table:table-cell office:value-type="string" calcext:value-type="string">
            <text:p>Zeilennummer 164: "* Oh!!^1! Actually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... wollte das jeder hier machen./",</text:p>
          </table:table-cell>
          <table:table-cell table:number-columns-repeated="7"/>
          <table:table-cell office:value-type="string" calcext:value-type="string">
            <text:p>Zeilennummer 164: "\\E0* ... Everyone here wanted to say goodbye^1, too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7* Bitte sagt bescheid wenn ihr geht^1, OK?/",</text:p>
          </table:table-cell>
          <table:table-cell table:number-columns-repeated="7"/>
          <table:table-cell office:value-type="string" calcext:value-type="string">
            <text:p>Zeilennummer 164: "\\E7* Please let me know when you leave^1, alrigh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Yeah^1, yeah^1, wir vergessen dich schon nicht./%",</text:p>
          </table:table-cell>
          <table:table-cell table:number-columns-repeated="7"/>
          <table:table-cell office:value-type="string" calcext:value-type="string">
            <text:p>Zeilennummer 164: "* Yeah^1, yeah^1, we'll try not to skip you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ris..^1. Susie...^1? Geht ihr schon?/",</text:p>
          </table:table-cell>
          <table:table-cell table:number-columns-repeated="7"/>
          <table:table-cell office:value-type="string" calcext:value-type="string">
            <text:p>Zeilennummer 164: "* Kris..^1. Susie...^1? Are you leaving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Nah^1, erst sollten wir Lancer finden./%",</text:p>
          </table:table-cell>
          <table:table-cell table:number-columns-repeated="7"/>
          <table:table-cell office:value-type="string" calcext:value-type="string">
            <text:p>Zeilennummer 164: "* Nah^1, we have to talk to Lancer firs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Susie! Blaue Person^1, wo ich mir immer noch nicht den Namen gemerkt habe!/",</text:p>
          </table:table-cell>
          <table:table-cell table:number-columns-repeated="7"/>
          <table:table-cell office:value-type="string" calcext:value-type="string">
            <text:p>Zeilennummer 164: "* Susie! Blue person whose name I neglected to learn all along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6* Ich dachte ihr seid schon auf dem Heimweg./",</text:p>
          </table:table-cell>
          <table:table-cell table:number-columns-repeated="7"/>
          <table:table-cell office:value-type="string" calcext:value-type="string">
            <text:p>Zeilennummer 164: "\\E6* I thought you were going homeway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Waren wir^1, aber Kris wollte noch Aufwieder- sehen sagen^1, weißte?/",</text:p>
          </table:table-cell>
          <table:table-cell table:number-columns-repeated="7"/>
          <table:table-cell office:value-type="string" calcext:value-type="string">
            <text:p>Zeilennummer 164: "* We were^1, but Kris wanted to say bye^1, y'know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Oh!!^1! Wirklich!^1? Hohoho!!^1! Das ist witzig!!/",</text:p>
          </table:table-cell>
          <table:table-cell table:number-columns-repeated="7"/>
          <table:table-cell office:value-type="string" calcext:value-type="string">
            <text:p>Zeilennummer 164: "* Oh!!^1! Really!^1? Hohoho!!^1! That's funny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Ich dachte DU wolltest Aufwiedersehen sagen^1, weil wir Freunde sind!/",</text:p>
          </table:table-cell>
          <table:table-cell table:number-columns-repeated="7"/>
          <table:table-cell office:value-type="string" calcext:value-type="string">
            <text:p>Zeilennummer 164: "\\E3* I thought YOU wanted to say bye because we're friend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uh!^1? ich meine..^1. Es ist nicht so^1, als wollte ich es NICHT!/",</text:p>
          </table:table-cell>
          <table:table-cell table:number-columns-repeated="7"/>
          <table:table-cell office:value-type="string" calcext:value-type="string">
            <text:p>Zeilennummer 164: "* Huh!^1? I mean..^1. I didn't NOT want to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Ühmm^1, nun^1, du bist nun der König^1, wie...?/",</text:p>
          </table:table-cell>
          <table:table-cell table:number-columns-repeated="7"/>
          <table:table-cell office:value-type="string" calcext:value-type="string">
            <text:p>Zeilennummer 164: "\\E0* Umm^1, so^1, you're the king now^1, huh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Ja!^1! Und ich verarbeite ein paar Regeln!/",</text:p>
          </table:table-cell>
          <table:table-cell table:number-columns-repeated="7"/>
          <table:table-cell office:value-type="string" calcext:value-type="string">
            <text:p>Zeilennummer 164: "* Yes!^1! And I'm changing some big rule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Erstens^1, Das Volk des Lichts ist nun legal!/",</text:p>
          </table:table-cell>
          <table:table-cell table:number-columns-repeated="7"/>
          <table:table-cell office:value-type="string" calcext:value-type="string">
            <text:p>Zeilennummer 164: "\\E1* First^1, Lightners are now legal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Zweitens^1, Der Knast ist eine Vaterzone!/",</text:p>
          </table:table-cell>
          <table:table-cell table:number-columns-repeated="7"/>
          <table:table-cell office:value-type="string" calcext:value-type="string">
            <text:p>Zeilennummer 164: "\\E2* Second^1, prison is now only for dad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lingt nach einer guten Idee./",</text:p>
          </table:table-cell>
          <table:table-cell table:number-columns-repeated="7"/>
          <table:table-cell office:value-type="string" calcext:value-type="string">
            <text:p>Zeilennummer 164: "* Sounds like some pretty good change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Hey, dein Vater hat^1, uh^1, den Geysir bewacht^1, richtig?/",</text:p>
          </table:table-cell>
          <table:table-cell table:number-columns-repeated="7"/>
          <table:table-cell office:value-type="string" calcext:value-type="string">
            <text:p>Zeilennummer 164: "\\E1* Hey, your dad was^1, uh^1, protecting the fountain^1, righ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... ist es OK wenn wir etwas Chaos damit stiften...?/",</text:p>
          </table:table-cell>
          <table:table-cell table:number-columns-repeated="7"/>
          <table:table-cell office:value-type="string" calcext:value-type="string">
            <text:p>Zeilennummer 164: "\\E0* ... is it gonna be OK if we mess with it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eine Ahnung!/",</text:p>
          </table:table-cell>
          <table:table-cell table:number-columns-repeated="7"/>
          <table:table-cell office:value-type="string" calcext:value-type="string">
            <text:p>Zeilennummer 164: "* I have no idea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Doch da ihr es seid^1, vertraue ich euch...!/",</text:p>
          </table:table-cell>
          <table:table-cell table:number-columns-repeated="7"/>
          <table:table-cell office:value-type="string" calcext:value-type="string">
            <text:p>Zeilennummer 164: "\\E2* But it's you guys^1, so I trust you...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Wenn etwas schlimmes passiert^1, reparieren wir es!/",</text:p>
          </table:table-cell>
          <table:table-cell table:number-columns-repeated="7"/>
          <table:table-cell office:value-type="string" calcext:value-type="string">
            <text:p>Zeilennummer 164: "\\E3* If something bad happens^1, we'll fix it out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Yeah^1, denke wir sollten mal schauen^1, denke ich./",</text:p>
          </table:table-cell>
          <table:table-cell table:number-columns-repeated="7"/>
          <table:table-cell office:value-type="string" calcext:value-type="string">
            <text:p>Zeilennummer 164: "* Yeah^1, guess we'll just see I gues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Ühm..^1. nun^1, man sieht sich!/",</text:p>
          </table:table-cell>
          <table:table-cell table:number-columns-repeated="7"/>
          <table:table-cell office:value-type="string" calcext:value-type="string">
            <text:p>Zeilennummer 164: "\\E2* Umm..^1. well^1, see ya later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ommt mal wieder!!!/",</text:p>
          </table:table-cell>
          <table:table-cell table:number-columns-repeated="7"/>
          <table:table-cell office:value-type="string" calcext:value-type="string">
            <text:p>Zeilennummer 164: "* Come back soon!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Da ist immer Platz in der Stadt^1, für ein Paar Clowns!/%",</text:p>
          </table:table-cell>
          <table:table-cell table:number-columns-repeated="7"/>
          <table:table-cell office:value-type="string" calcext:value-type="string">
            <text:p>Zeilennummer 164: "\\E2* There's always room in town^1, for a couple of clowns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Sag deinem Prinzchen^1, dass auch ich mich verabschiede./",</text:p>
          </table:table-cell>
          <table:table-cell table:number-columns-repeated="7"/>
          <table:table-cell office:value-type="string" calcext:value-type="string">
            <text:p>Zeilennummer 164: "* You should tell your Prince I say goodbye as well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... geht er denn auch?/",</text:p>
          </table:table-cell>
          <table:table-cell table:number-columns-repeated="7"/>
          <table:table-cell office:value-type="string" calcext:value-type="string">
            <text:p>Zeilennummer 164: "\\E3* ... is he leaving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Nein..^1. er ist einfach ein niedlicher kleiner Pfirsich./%",</text:p>
          </table:table-cell>
          <table:table-cell table:number-columns-repeated="7"/>
          <table:table-cell office:value-type="string" calcext:value-type="string">
            <text:p>Zeilennummer 164: "* No..^1. he's just a sweet little peach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ris..^1. Susie...^1? Geht ihr?/",</text:p>
          </table:table-cell>
          <table:table-cell table:number-columns-repeated="7"/>
          <table:table-cell office:value-type="string" calcext:value-type="string">
            <text:p>Zeilennummer 164: "* Kris..^1. Susie...^1? Are you leaving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Ich hab doch keine Ahnung^1, ich folge nur Kris./",</text:p>
          </table:table-cell>
          <table:table-cell table:number-columns-repeated="7"/>
          <table:table-cell office:value-type="string" calcext:value-type="string">
            <text:p>Zeilennummer 164: "* Hell if I know^1, I'm just following Kri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Denke wir gehen dann einfach nach rechts./%",</text:p>
          </table:table-cell>
          <table:table-cell table:number-columns-repeated="7"/>
          <table:table-cell office:value-type="string" calcext:value-type="string">
            <text:p>Zeilennummer 164: "\\E0* Guess we'll just walk to the right if we ar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Kris^1!&amp;* Du lebst noch^1!&amp;* ich hatte schon sorge!/",</text:p>
          </table:table-cell>
          <table:table-cell table:number-columns-repeated="7"/>
          <table:table-cell office:value-type="string" calcext:value-type="string">
            <text:p>Zeilennummer 164: "\\E3* Kris^1!&amp;* You survived Susie^1!&amp;* I was getting worried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OK^1, Kris^1, nun etwas wichtigeres./",</text:p>
          </table:table-cell>
          <table:table-cell table:number-columns-repeated="7"/>
          <table:table-cell office:value-type="string" calcext:value-type="string">
            <text:p>Zeilennummer 164: "\\E0* OK^1, Kris^1, now for something more importan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Nun kannst du endlich die Rückgabe bezahlen./",</text:p>
          </table:table-cell>
          <table:table-cell table:number-columns-repeated="7"/>
          <table:table-cell office:value-type="string" calcext:value-type="string">
            <text:p>Zeilennummer 164: "\\E1* Now you can finally pay off your family deb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'Wie man Drachen malt' sollte vor 2583 Tage abgegeben werden./",</text:p>
          </table:table-cell>
          <table:table-cell table:number-columns-repeated="7"/>
          <table:table-cell office:value-type="string" calcext:value-type="string">
            <text:p>Zeilennummer 164: "\\E0* How to Draw Dragons is 2583 days overdu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Wieauchimmer^1, Kris^1.&amp;* ich bin gutherzig./",</text:p>
          </table:table-cell>
          <table:table-cell table:number-columns-repeated="7"/>
          <table:table-cell office:value-type="string" calcext:value-type="string">
            <text:p>Zeilennummer 164: "\\E2* However^1, Kris^1.&amp;* I am a benevolent volunteer assistan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4* Wenn du's diese Woche wieder bringst^1, reduziere ich die Kosten./",</text:p>
          </table:table-cell>
          <table:table-cell table:number-columns-repeated="7"/>
          <table:table-cell office:value-type="string" calcext:value-type="string">
            <text:p>Zeilennummer 164: "\\E4* If you turn it in this week^1, I'll reduce your fine to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Das sind dann nur Summa summarum $64,23^1!&amp;* Denk nach^1, Kris!/%",</text:p>
          </table:table-cell>
          <table:table-cell table:number-columns-repeated="7"/>
          <table:table-cell office:value-type="string" calcext:value-type="string">
            <text:p>Zeilennummer 164: "\\E2* A mere $64.23^1!&amp;* Consider it^1, Kris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Ah^1, hast du vergessen wie es aussieht?/",</text:p>
          </table:table-cell>
          <table:table-cell table:number-columns-repeated="7"/>
          <table:table-cell office:value-type="string" calcext:value-type="string">
            <text:p>Zeilennummer 164: "\\E3* Ah^1, did you forget what it looks like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Vorne ist^1, glaube ich..^1. ein Drache mit Lipenstift./",</text:p>
          </table:table-cell>
          <table:table-cell table:number-columns-repeated="7"/>
          <table:table-cell office:value-type="string" calcext:value-type="string">
            <text:p>Zeilennummer 164: "\\E0* The front is^1, perhaps..^1. a mauve dragon wearing lipstick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Und die Kleidung^1, ich meine die^1, nun.../",</text:p>
          </table:table-cell>
          <table:table-cell table:number-columns-repeated="7"/>
          <table:table-cell office:value-type="string" calcext:value-type="string">
            <text:p>Zeilennummer 164: "\\E0* And as for her clothes^1, I believe they are^1, well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Weißt du was^1, Kris^1? Das wirst du schön selber herausfinden!/%",</text:p>
          </table:table-cell>
          <table:table-cell table:number-columns-repeated="7"/>
          <table:table-cell office:value-type="string" calcext:value-type="string">
            <text:p>Zeilennummer 164: "\\E2* You know^1, Kris^1, I think you'll know it when you see it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Was^1? Krankenhausfenster^1? Wovon redest du?/",</text:p>
          </table:table-cell>
          <table:table-cell table:number-columns-repeated="7"/>
          <table:table-cell office:value-type="string" calcext:value-type="string">
            <text:p>Zeilennummer 164: "\\E3* What^1? Hospital window^1? What are you talking abou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5* Entschuldige^1, Kris^1.&amp;* ich habe grade keine Zeit./",</text:p>
          </table:table-cell>
          <table:table-cell table:number-columns-repeated="7"/>
          <table:table-cell office:value-type="string" calcext:value-type="string">
            <text:p>Zeilennummer 164: "\\E5* I'm sorry^1, Kris^1.&amp;* I don't have time to do such thing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Denn ich leiste..^1. Hmm..^1. was sagen die?/",</text:p>
          </table:table-cell>
          <table:table-cell table:number-columns-repeated="7"/>
          <table:table-cell office:value-type="string" calcext:value-type="string">
            <text:p>Zeilennummer 164: "\\E0* Because I'm..^1. Hmm..^1. What do they say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ein BEITRAG ZUR GESELLSCHAFT?/",</text:p>
          </table:table-cell>
          <table:table-cell table:number-columns-repeated="7"/>
          <table:table-cell office:value-type="string" calcext:value-type="string">
            <text:p>Zeilennummer 164: "\\E2* CONTRIBUTING TO SOCIETY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Du solltest das mal ausprobieren^1, Kris!/",</text:p>
          </table:table-cell>
          <table:table-cell table:number-columns-repeated="7"/>
          <table:table-cell office:value-type="string" calcext:value-type="string">
            <text:p>Zeilennummer 164: "\\E2* You should try it someday^1, Kri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Es ist schon erfreulich!/%",</text:p>
          </table:table-cell>
          <table:table-cell table:number-columns-repeated="7"/>
          <table:table-cell office:value-type="string" calcext:value-type="string">
            <text:p>Zeilennummer 164: "\\E2* It's actually quite gratifying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Kris^1! Was los!/",</text:p>
          </table:table-cell>
          <table:table-cell table:number-columns-repeated="7"/>
          <table:table-cell office:value-type="string" calcext:value-type="string">
            <text:p>Zeilennummer 164: "* Kris^1! What'sup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Catti ist am arbeiten^1, also fing ich mit dem Projekt an!/",</text:p>
          </table:table-cell>
          <table:table-cell table:number-columns-repeated="7"/>
          <table:table-cell office:value-type="string" calcext:value-type="string">
            <text:p>Zeilennummer 164: "* Catti's working^1, so I'm starting^1, on our Project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Ich hab schon^1, eine Menge kopierter Fotos./",</text:p>
          </table:table-cell>
          <table:table-cell table:number-columns-repeated="7"/>
          <table:table-cell office:value-type="string" calcext:value-type="string">
            <text:p>Zeilennummer 164: "* I've already^1, copied a bunch of picture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(Es sind 73 Fotos desselben Balls.)/%",</text:p>
          </table:table-cell>
          <table:table-cell table:number-columns-repeated="7"/>
          <table:table-cell office:value-type="string" calcext:value-type="string">
            <text:p>Zeilennummer 164: "* (It's the same picture of a soccer ball 73 time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Man kann sagen^, ich habe einen lauf^1!&amp;* Hah haha!/%",</text:p>
          </table:table-cell>
          <table:table-cell table:number-columns-repeated="7"/>
          <table:table-cell office:value-type="string" calcext:value-type="string">
            <text:p>Zeilennummer 164: "* You could say I'm having a Ball^1!&amp;* Hah haha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Geh zu kollege..^1.&amp;* tem kan stutiren..^1.&amp;* ist HART!!!!/",</text:p>
          </table:table-cell>
          <table:table-cell table:number-columns-repeated="7"/>
          <table:table-cell office:value-type="string" calcext:value-type="string">
            <text:p>Zeilennummer 164: "* gotta go to colleg..^1.&amp;* so tem stuby..^1.&amp;* HARD!!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(Sie liest ein Comic^1, von heißen Dämonen Kerlen.)/%",</text:p>
          </table:table-cell>
          <table:table-cell table:number-columns-repeated="7"/>
          <table:table-cell office:value-type="string" calcext:value-type="string">
            <text:p>Zeilennummer 164: "* (She's reading a comic full of hot demon guy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Sag^1, Kris..^1.&amp;* ich hab nachgedacht./",</text:p>
          </table:table-cell>
          <table:table-cell table:number-columns-repeated="7"/>
          <table:table-cell office:value-type="string" calcext:value-type="string">
            <text:p>Zeilennummer 164: "\\E1* Say^1, Kris..^1.&amp;* I was thinking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3* Vielleicht^1, wenn Asriel heim kommt.../",</text:p>
          </table:table-cell>
          <table:table-cell table:number-columns-repeated="7"/>
          <table:table-cell office:value-type="string" calcext:value-type="string">
            <text:p>Zeilennummer 164: "\\E3* Perhaps when Asriel comes home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Kann ich euch in ein Restaurant begleiten^1, wie damals.../",</text:p>
          </table:table-cell>
          <table:table-cell table:number-columns-repeated="7"/>
          <table:table-cell office:value-type="string" calcext:value-type="string">
            <text:p>Zeilennummer 164: "\\E0* We could all go to the diner^1, just like old times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6* Mein lieber./",</text:p>
          </table:table-cell>
          <table:table-cell table:number-columns-repeated="7"/>
          <table:table-cell office:value-type="string" calcext:value-type="string">
            <text:p>Zeilennummer 164: "\\E6* My trea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Klingt das nicht lecker?/%",</text:p>
          </table:table-cell>
          <table:table-cell table:number-columns-repeated="7"/>
          <table:table-cell office:value-type="string" calcext:value-type="string">
            <text:p>Zeilennummer 164: "\\E0* Doesn't that sound yummy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Dann fahren wir wieder in der Stadt./",</text:p>
          </table:table-cell>
          <table:table-cell table:number-columns-repeated="7"/>
          <table:table-cell office:value-type="string" calcext:value-type="string">
            <text:p>Zeilennummer 164: "\\E1* Then we could all have a nice drive around town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Ich sollte vielleicht dann mein Auto reinigen^1, aber.../%",</text:p>
          </table:table-cell>
          <table:table-cell table:number-columns-repeated="7"/>
          <table:table-cell office:value-type="string" calcext:value-type="string">
            <text:p>Zeilennummer 164: "\\E2* I might need to clean out my truck^1, but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Ja^1, die Blumen wachsen immer noch./",</text:p>
          </table:table-cell>
          <table:table-cell table:number-columns-repeated="7"/>
          <table:table-cell office:value-type="string" calcext:value-type="string">
            <text:p>Zeilennummer 164: "\\E2* Yes^1, these flowers are still kicking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0* Schwer bei diesem Klima sich um sie zu sorgen.../%",</text:p>
          </table:table-cell>
          <table:table-cell table:number-columns-repeated="7"/>
          <table:table-cell office:value-type="string" calcext:value-type="string">
            <text:p>Zeilennummer 164: "\\E0* Quite hard to take care of them in this climate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Is that a cut on your face^1, or part of your eye?/%",</text:p>
          </table:table-cell>
          <table:table-cell table:number-columns-repeated="7"/>
          <table:table-cell office:value-type="string" calcext:value-type="string">
            <text:p>Zeilennummer 164: "* Is that a cut on your face^1, or part of your eye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eh^1, my clothes are gonna be so great./",</text:p>
          </table:table-cell>
          <table:table-cell table:number-columns-repeated="7"/>
          <table:table-cell office:value-type="string" calcext:value-type="string">
            <text:p>Zeilennummer 164: "* Heh^1, my clothes are gonna be so grea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Yes^1! I've already finished a prototype!/",</text:p>
          </table:table-cell>
          <table:table-cell table:number-columns-repeated="7"/>
          <table:table-cell office:value-type="string" calcext:value-type="string">
            <text:p>Zeilennummer 164: "* Yes^1! I've already finished a prototype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That's just..^1. a bunch of torn up pieces of felt./",</text:p>
          </table:table-cell>
          <table:table-cell table:number-columns-repeated="7"/>
          <table:table-cell office:value-type="string" calcext:value-type="string">
            <text:p>Zeilennummer 164: "* That's just..^1. a bunch of torn up pieces of fel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Can you PLEASE stop acting so jealous for ONE second?/%",</text:p>
          </table:table-cell>
          <table:table-cell table:number-columns-repeated="7"/>
          <table:table-cell office:value-type="string" calcext:value-type="string">
            <text:p>Zeilennummer 164: "* Can you PLEASE stop acting so jealous for ONE second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Stuck on this puzzle too?/",</text:p>
          </table:table-cell>
          <table:table-cell table:number-columns-repeated="7"/>
          <table:table-cell office:value-type="string" calcext:value-type="string">
            <text:p>Zeilennummer 164: "* Stuck on this puzzle too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Don't talk to me while I'm scheming./",</text:p>
          </table:table-cell>
          <table:table-cell table:number-columns-repeated="7"/>
          <table:table-cell office:value-type="string" calcext:value-type="string">
            <text:p>Zeilennummer 164: "* Don't talk to me while I'm scheming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Say^1, why don't you just walk over the spikes like before...?/",</text:p>
          </table:table-cell>
          <table:table-cell table:number-columns-repeated="7"/>
          <table:table-cell office:value-type="string" calcext:value-type="string">
            <text:p>Zeilennummer 164: "* Say^1, why don't you just walk over the spikes like before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Heh^1, why bother when you guys will solve it for us?/",</text:p>
          </table:table-cell>
          <table:table-cell table:number-columns-repeated="7"/>
          <table:table-cell office:value-type="string" calcext:value-type="string">
            <text:p>Zeilennummer 164: "* Heh^1, why bother when you guys will solve it for us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(Oh^1, I thought it was because I'm afraid of spikes.)/",</text:p>
          </table:table-cell>
          <table:table-cell table:number-columns-repeated="7"/>
          <table:table-cell office:value-type="string" calcext:value-type="string">
            <text:p>Zeilennummer 164: "* (Oh^1, I thought it was because I'm afraid of spikes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SHHHH!/%",</text:p>
          </table:table-cell>
          <table:table-cell table:number-columns-repeated="7"/>
          <table:table-cell office:value-type="string" calcext:value-type="string">
            <text:p>Zeilennummer 164: "* SHHHH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Seeing you two scheme together.../",</text:p>
          </table:table-cell>
          <table:table-cell table:number-columns-repeated="7"/>
          <table:table-cell office:value-type="string" calcext:value-type="string">
            <text:p>Zeilennummer 164: "* Seeing you two scheme together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8* It's a bit like a group project in school^1, isn't it?/",</text:p>
          </table:table-cell>
          <table:table-cell table:number-columns-repeated="7"/>
          <table:table-cell office:value-type="string" calcext:value-type="string">
            <text:p>Zeilennummer 164: "\\E8* It's a bit like a group project in school^1, isn't i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Can you stop ruining everything?/%",</text:p>
          </table:table-cell>
          <table:table-cell table:number-columns-repeated="7"/>
          <table:table-cell office:value-type="string" calcext:value-type="string">
            <text:p>Zeilennummer 164: "* Can you stop ruining everything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2* Beware^1! We split up our schemes to scheme twice as fast...!/",</text:p>
          </table:table-cell>
          <table:table-cell table:number-columns-repeated="7"/>
          <table:table-cell office:value-type="string" calcext:value-type="string">
            <text:p>Zeilennummer 164: "\\E2* Beware^1! We split up our schemes to scheme twice as fast...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1* I'm realizing all kinds of hidden facts about myself!/",</text:p>
          </table:table-cell>
          <table:table-cell table:number-columns-repeated="7"/>
          <table:table-cell office:value-type="string" calcext:value-type="string">
            <text:p>Zeilennummer 164: "\\E1* I'm realizing all kinds of hidden facts about myself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\\E7* Such as..^1. I don't know how to scheme very well./%",</text:p>
          </table:table-cell>
          <table:table-cell table:number-columns-repeated="7"/>
          <table:table-cell office:value-type="string" calcext:value-type="string">
            <text:p>Zeilennummer 164: "\\E7* Such as..^1. I don't know how to scheme very well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64: "* ?/%",</text:p>
          </table:table-cell>
          <table:table-cell table:number-columns-repeated="7"/>
          <table:table-cell office:value-type="string" calcext:value-type="string">
            <text:p>Zeilennummer 164: "* ?/%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32:53.288000000</meta:creation-date>
    <dc:date>2023-06-18T21:34:31.388000000</dc:date>
    <meta:editing-duration>PT1M38S</meta:editing-duration>
    <meta:editing-cycles>1</meta:editing-cycles>
    <meta:document-statistic meta:table-count="1" meta:cell-count="481" meta:object-count="0"/>
    <meta:generator>LibreOffice/7.4.3.2$Windows_X86_64 LibreOffice_project/1048a8393ae2eeec98dff31b5c133c5f1d08b890</meta:generator>
  </office:meta>
</office:document-meta>
</file>